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b49" officeooo:paragraph-rsid="00079b49"/>
    </style:style>
    <style:style style:name="P2" style:family="paragraph" style:parent-style-name="Standard">
      <style:paragraph-properties fo:text-align="justify" style:justify-single-word="false"/>
      <style:text-properties fo:language="es" fo:country="MX" fo:font-weight="normal" officeooo:rsid="000e2097" officeooo:paragraph-rsid="00079b4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0e2097" officeooo:paragraph-rsid="00079b49"/>
    </style:style>
    <style:style style:name="T1" style:family="text">
      <style:text-properties fo:language="es" fo:country="MX" fo:font-weight="normal" style:font-weight-asian="normal" style:font-weight-complex="normal"/>
    </style:style>
    <style:style style:name="T2" style:family="text">
      <style:text-properties fo:language="es" fo:country="MX" fo:font-weight="normal" officeooo:rsid="0007dc20" style:font-weight-asian="normal" style:font-weight-complex="normal"/>
    </style:style>
    <style:style style:name="T3" style:family="text">
      <style:text-properties fo:language="es" fo:country="MX" fo:font-weight="normal" officeooo:rsid="000b239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Data:</text:p>
      <text:p text:style-name="P3"><text:span text:style-name="T1"/></text:p>
      <text:p text:style-name="P3"><text:span text:style-name="T2">C</text:span><text:bookmark-start text:name="__DdeLink__216_1431494834"/><text:span text:style-name="T1">onjunto de arquitecturas y herramientas informáticas destinadas a la manipulación, gestión y análisis de grandes volúmenes de datos desde todo tipo de fuentes, diseñadas para extraer valor y beneficio de los mismos, con una amplia variedad en su naturaleza, mediante procesos que permitan capturar, descubrir y analizar información a alta velocidad y con un coste reducido</text:span><text:bookmark-end text:name="__DdeLink__216_1431494834"/></text:p>
      <text:p text:style-name="P3"><text:span text:style-name="T1"/></text:p>
      <text:p text:style-name="P3"><text:span text:style-name="T1">resumir en el conjunto de datos cuyo tamaño supera considerablemente la capacidad de captura, almacenado, gestión y análisis del software convencional de bases de datos.</text:span></text:p>
      <text:p text:style-name="P3"><text:span text:style-name="T1"/></text:p>
      <text:p text:style-name="P3"><text:span text:style-name="T3">E</text:span><text:span text:style-name="T1">l objetivo fundamental de big data es dotar de una infraestructura tecnológica a las empresas y organizaciones con la finalidad de poder almacenar, tratar y analizar de manera económica, rápida y flexible la gran cantidad de datos que se generan diariamente, para ello es necesario el desarrollo y la implantación tanto de hardware como de software específicos que gestionen esta explosión de datos con el fin de extraer valor y así obtener información útil para el negocio. La tecnología big data tiene por objetivo esta gestión de los datos e información de manera inteligente que ayude a una correcta toma de decisión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5:26:41.559020926</meta:creation-date>
    <meta:generator>LibreOffice/7.3.7.2$Linux_X86_64 LibreOffice_project/30$Build-2</meta:generator>
    <dc:date>2024-09-10T15:55:23.762851223</dc:date>
    <meta:editing-duration>PT7M56S</meta:editing-duration>
    <meta:editing-cycles>2</meta:editing-cycles>
    <meta:document-statistic meta:table-count="0" meta:image-count="0" meta:object-count="0" meta:page-count="1" meta:paragraph-count="4" meta:word-count="185" meta:character-count="1172" meta:non-whitespace-character-count="991"/>
  </office:meta>
</office:document-meta>
</file>